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1e7f2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21e7f2" style:font-size-asian="12pt" style:font-size-complex="12pt"/>
    </style:style>
    <style:style style:name="P8" style:family="paragraph" style:parent-style-name="Standard">
      <style:text-properties style:font-name="Calibri" fo:font-size="12pt" fo:language="es" fo:country="ES" officeooo:paragraph-rsid="0021e7f2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1e7f2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e7f2"/>
    </style:style>
    <style:style style:name="P15" style:family="paragraph" style:parent-style-name="Standard">
      <style:text-properties officeooo:paragraph-rsid="0021e7f2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1e7f2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21e7f2"/>
    </style:style>
    <style:style style:name="P18" style:family="paragraph" style:parent-style-name="Text_20_body" style:list-style-name="L1">
      <style:text-properties fo:language="es" fo:country="ES" officeooo:rsid="001a5cfd" officeooo:paragraph-rsid="001a5cfd"/>
    </style:style>
    <style:style style:name="P19" style:family="paragraph" style:parent-style-name="Text_20_body" style:list-style-name="L1">
      <style:text-properties fo:language="es" fo:country="ES" officeooo:rsid="0018931e" officeooo:paragraph-rsid="0018931e"/>
    </style:style>
    <style:style style:name="P20" style:family="paragraph" style:parent-style-name="Text_20_body" style:list-style-name="L1">
      <style:text-properties fo:language="es" fo:country="ES" officeooo:rsid="0016f8dc" officeooo:paragraph-rsid="0013f4e2"/>
    </style:style>
    <style:style style:name="P21" style:family="paragraph" style:parent-style-name="Text_20_body" style:list-style-name="L1">
      <style:text-properties fo:language="es" fo:country="ES" officeooo:rsid="0019ca53" officeooo:paragraph-rsid="0019ca53"/>
    </style:style>
    <style:style style:name="P22" style:family="paragraph" style:parent-style-name="Text_20_body" style:list-style-name="L1">
      <style:text-properties fo:language="es" fo:country="ES" officeooo:rsid="001d178e" officeooo:paragraph-rsid="001d178e"/>
    </style:style>
    <style:style style:name="P23" style:family="paragraph" style:parent-style-name="Text_20_body" style:list-style-name="L2">
      <style:text-properties fo:language="es" fo:country="ES" officeooo:rsid="001d178e" officeooo:paragraph-rsid="001d178e"/>
    </style:style>
    <style:style style:name="P24" style:family="paragraph" style:parent-style-name="Text_20_body" style:list-style-name="L1">
      <style:text-properties fo:language="es" fo:country="ES" officeooo:rsid="001d4ed2" officeooo:paragraph-rsid="001d4ed2"/>
    </style:style>
    <style:style style:name="P25" style:family="paragraph" style:parent-style-name="Text_20_body" style:list-style-name="L2">
      <style:text-properties fo:language="es" fo:country="ES"/>
    </style:style>
    <style:style style:name="P26" style:family="paragraph" style:parent-style-name="Text_20_body" style:list-style-name="L3">
      <style:text-properties fo:language="es" fo:country="ES" officeooo:paragraph-rsid="001d178e"/>
    </style:style>
    <style:style style:name="P27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8" style:family="paragraph" style:parent-style-name="Text_20_body" style:list-style-name="L1">
      <style:text-properties fo:language="en" fo:country="US" officeooo:rsid="001a5cfd" officeooo:paragraph-rsid="001a5cfd"/>
    </style:style>
    <style:style style:name="P29" style:family="paragraph" style:parent-style-name="Text_20_body" style:list-style-name="L1">
      <style:text-properties fo:language="en" fo:country="US" officeooo:rsid="001bc1b8" officeooo:paragraph-rsid="001bc1b8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DejaVu Sans Mono" fo:font-size="10pt" officeooo:paragraph-rsid="0019ca53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3c6c0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d178e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e7f2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46ba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e7f2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16a04b"/>
    </style:style>
    <style:style style:name="T16" style:family="text">
      <style:text-properties officeooo:rsid="003ca1e7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7">Computer Systems – </text:span><text:span text:style-name="T9">Glossary - </text:span><text:span text:style-name="T10">P</text:span><text:span text:style-name="T9">art</text:span><text:span text:style-name="T8"> 1</text:span><text:span text:style-name="T11"><text:line-break/></text:span><text:span text:style-name="T12">UD 0</text:span><text:span text:style-name="T13">7</text:span><text:span text:style-name="T12">. </text:span><text:span text:style-name="T17"><text:user-field-get text:name="Tema">Windows administration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1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2">20<text:span text:style-name="T19">22</text:span>/20<text:span text:style-name="T20">2</text:span><text:span text:style-name="T19">3</text:span></text:p>
      <text:p text:style-name="P6"><text:tab/><text:tab/><text:tab/><text:tab/><text:tab/><text:tab/><text:tab/><text:tab/><text:tab/><text:tab/>Versión:<text:date style:data-style-name="N105" text:date-value="2022-07-25T16:13:56.140999873">220725</text:date>.<text:time style:data-style-name="N104" text:time-value="2022-07-25T16:13:56.140999873">1613</text:time></text:p>
      <text:p text:style-name="P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U0<text:user-field-get text:name="NumeroTema">7</text:user-field-get>. <text:user-field-get text:name="Tema">Windows administration</text:user-field-get></text:p>
      <text:p text:style-name="P5"><text:soft-page-break/></text:p>
      <text:h text:style-name="Heading_20_1" text:outline-level="1">Vocabulary</text:h>
      <text:p text:style-name="Text_20_body">General:</text:p>
      <text:list xml:id="list2506289078" text:style-name="L1">
        <text:list-item>
          <text:p text:style-name="P18">start button: botón de inicio</text:p>
        </text:list-item>
        <text:list-item>
          <text:p text:style-name="P18">cipher: cifrado</text:p>
        </text:list-item>
        <text:list-item>
          <text:p text:style-name="P28">hierarchic: jerárquica</text:p>
        </text:list-item>
        <text:list-item>
          <text:p text:style-name="P28">file: fichero</text:p>
        </text:list-item>
        <text:list-item>
          <text:p text:style-name="P28">folder: directorio</text:p>
        </text:list-item>
        <text:list-item>
          <text:p text:style-name="P29">file extension: <text:s/>extensión de un fichero</text:p>
        </text:list-item>
        <text:list-item>
          <text:p text:style-name="P29">account: cuenta</text:p>
        </text:list-item>
        <text:list-item>
          <text:p text:style-name="P19"><text:span text:style-name="T16">environment</text:span> variable: <text:s/>variable de entorno</text:p>
        </text:list-item>
        <text:list-item>
          <text:p text:style-name="P20"><text:span text:style-name="T15">shutdown</text:span>: <text:span text:style-name="T15">apagar el sistema</text:span></text:p>
        </text:list-item>
        <text:list-item>
          <text:p text:style-name="P21">wildcards: caracteres comodín</text:p>
        </text:list-item>
        <text:list-item>
          <text:p text:style-name="P22">uppercase / lowercase: mayúsculas / minúsculas</text:p>
        </text:list-item>
        <text:list-item>
          <text:p text:style-name="P22">brackets: corchetes</text:p>
        </text:list-item>
        <text:list-item>
          <text:p text:style-name="P22">keys: llaves</text:p>
        </text:list-item>
        <text:list-item>
          <text:p text:style-name="P24">wildcard: carácter comodín</text:p>
          <text:p text:style-name="P30"/>
        </text:list-item>
      </text:list>
      <text:p text:style-name="P3">Verbos:</text:p>
      <text:list xml:id="list1947374469" text:style-name="L2">
        <text:list-item>
          <text:p text:style-name="P25"><text:span text:style-name="T4">to </text:span><text:span text:style-name="T5">provide</text:span><text:span text:style-name="T4">: </text:span><text:span text:style-name="T5">proveer</text:span></text:p>
        </text:list-item>
        <text:list-item>
          <text:p text:style-name="P23"><text:span text:style-name="T5">t</text:span><text:span text:style-name="T4">o set: establecer un valor</text:span></text:p>
        </text:list-item>
      </text:list>
      <text:list xml:id="list656507778" text:style-name="L3">
        <text:list-item>
          <text:p text:style-name="P26"><text:span text:style-name="T4">to </text:span><text:span text:style-name="T5">type</text:span><text:span text:style-name="T4">: </text:span><text:span text:style-name="T5">escribir (con el teclado)</text:span></text:p>
          <text:p text:style-name="P27"><text:s/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3c6c0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5M31S</meta:editing-duration>
    <meta:editing-cycles>31</meta:editing-cycles>
    <meta:generator>LibreOffice/7.3.2.2$Windows_X86_64 LibreOffice_project/49f2b1bff42cfccbd8f788c8dc32c1c309559be0</meta:generator>
    <meta:initial-creator>Alfredo Oltra Orengo</meta:initial-creator>
    <dc:date>2022-07-25T16:13:55.960000000</dc:date>
    <meta:document-statistic meta:table-count="0" meta:image-count="1" meta:object-count="0" meta:page-count="2" meta:paragraph-count="35" meta:word-count="123" meta:character-count="816" meta:non-whitespace-character-count="727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